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dd4" officeooo:paragraph-rsid="00014dd4"/>
    </style:style>
    <style:style style:name="P2" style:family="paragraph" style:parent-style-name="Standard" style:list-style-name="L1">
      <style:text-properties officeooo:rsid="00014dd4" officeooo:paragraph-rsid="00014dd4"/>
    </style:style>
    <style:style style:name="P3" style:family="paragraph" style:parent-style-name="Standard" style:list-style-name="L1">
      <style:text-properties officeooo:paragraph-rsid="00014dd4"/>
    </style:style>
    <style:style style:name="P4" style:family="paragraph" style:parent-style-name="Standard" style:list-style-name="L1">
      <style:text-properties fo:font-style="normal" officeooo:rsid="00014dd4" officeooo:paragraph-rsid="00014dd4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14dd4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or-Release User Notes for marker</text:p>
      <text:p text:style-name="P1"/>
      <text:list xml:id="list3672186625" text:style-name="L1">
        <text:list-item>
          <text:p text:style-name="P2">Open the <text:span text:style-name="T1">blokus_minor_release_iter2.jar </text:span><text:span text:style-name="T2">file</text:span></text:p>
        </text:list-item>
        <text:list-item>
          <text:p text:style-name="P2"><text:span text:style-name="T2">Set the game size, and your player’s color, using the drop-down boxes</text:span></text:p>
        </text:list-item>
        <text:list-item>
          <text:p text:style-name="P3"><text:span text:style-name="T3">Optionally change the difficulty, score type, or color-blind setting, also using the drop-down boxes</text:span></text:p>
        </text:list-item>
        <text:list-item>
          <text:p text:style-name="P2"><text:span text:style-name="T2">Select the start game button</text:span></text:p>
        </text:list-item>
        <text:list-item>
          <text:p text:style-name="P2"><text:span text:style-name="T2">Select a piece from the drop-down menu</text:span></text:p>
        </text:list-item>
        <text:list-item>
          <text:p text:style-name="P2"><text:span text:style-name="T2">Click on different blocks on the board</text:span></text:p>
          <text:list>
            <text:list-item>
              <text:p text:style-name="P4">This will color in the correct shape, to show that the piece has actually been selected and is now usable.</text:p>
            </text:list-item>
            <text:list-item>
              <text:p text:style-name="P4">It will later be fixed so the pieces are not laid initially when clicking, and can be moved/rotated into place. For now it just changes the colors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5T16:48:33.744000000</meta:creation-date>
    <dc:date>2019-10-25T16:57:48.909000000</dc:date>
    <meta:editing-duration>PT9M16S</meta:editing-duration>
    <meta:editing-cycles>1</meta:editing-cycles>
    <meta:document-statistic meta:table-count="0" meta:image-count="0" meta:object-count="0" meta:page-count="1" meta:paragraph-count="9" meta:word-count="109" meta:character-count="621" meta:non-whitespace-character-count="529"/>
    <meta:generator>LibreOffice/6.3.1.2$Windows_X86_64 LibreOffice_project/b79626edf0065ac373bd1df5c28bd630b4424273</meta:generator>
  </office:meta>
</office:document-meta>
</file>